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4e9fd" officeooo:paragraph-rsid="0004e9f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7133f" officeooo:paragraph-rsid="0007133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fo:font-weight="normal" officeooo:rsid="0004e9fd" officeooo:paragraph-rsid="0004e9f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7133f" officeooo:paragraph-rsid="0007133f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size="13pt" fo:font-weight="bold" officeooo:rsid="000dc6ce" officeooo:paragraph-rsid="000dc6ce" style:font-size-asian="13pt" style:font-weight-asian="bold" style:font-size-complex="13pt" style:font-weight-complex="bold"/>
    </style:style>
    <style:style style:name="P6" style:family="paragraph" style:parent-style-name="Text_20_body">
      <style:text-properties fo:font-size="13pt" fo:font-weight="bold" officeooo:rsid="0012d3e6" officeooo:paragraph-rsid="0012d3e6" style:font-size-asian="13pt" style:font-weight-asian="bold" style:font-size-complex="13pt" style:font-weight-complex="bold"/>
    </style:style>
    <style:style style:name="P7" style:family="paragraph" style:parent-style-name="Text_20_body">
      <style:text-properties fo:font-size="13pt" fo:font-weight="bold" officeooo:rsid="0021748c" officeooo:paragraph-rsid="0021748c" style:font-size-asian="13pt" style:font-weight-asian="bold" style:font-size-complex="13pt" style:font-weight-complex="bold"/>
    </style:style>
    <style:style style:name="P8" style:family="paragraph" style:parent-style-name="Text_20_body">
      <style:text-properties fo:font-size="13pt" fo:font-weight="bold" officeooo:rsid="002fd3dc" officeooo:paragraph-rsid="002fd3dc" style:font-size-asian="13pt" style:font-weight-asian="bold" style:font-size-complex="13pt" style:font-weight-complex="bold"/>
    </style:style>
    <style:style style:name="P9" style:family="paragraph" style:parent-style-name="Text_20_body">
      <style:text-properties fo:font-size="13pt" fo:font-weight="normal" officeooo:rsid="00134789" officeooo:paragraph-rsid="00134789" style:font-size-asian="13pt" style:font-weight-asian="normal" style:font-size-complex="13pt" style:font-weight-complex="normal"/>
    </style:style>
    <style:style style:name="P10" style:family="paragraph" style:parent-style-name="Text_20_body">
      <style:text-properties fo:font-size="13pt" fo:font-weight="normal" officeooo:rsid="0021748c" officeooo:paragraph-rsid="0021748c" style:font-size-asian="13pt" style:font-weight-asian="normal" style:font-size-complex="13pt" style:font-weight-complex="normal"/>
    </style:style>
    <style:style style:name="P11" style:family="paragraph" style:parent-style-name="Text_20_body">
      <style:text-properties fo:font-size="13pt" fo:font-weight="normal" officeooo:rsid="002fd3dc" officeooo:paragraph-rsid="002fd3dc" style:font-size-asian="13pt" style:font-weight-asian="normal" style:font-size-complex="13pt" style:font-weight-complex="normal"/>
    </style:style>
    <style:style style:name="P12" style:family="paragraph" style:parent-style-name="Preformatted_20_Text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13" style:family="paragraph" style:parent-style-name="Preformatted_20_Text">
      <style:text-properties style:font-name="Liberation Serif" fo:font-size="13pt" fo:font-weight="normal" officeooo:rsid="00134789" officeooo:paragraph-rsid="00134789" style:font-size-asian="13pt" style:font-weight-asian="normal" style:font-size-complex="13pt" style:font-weight-complex="normal"/>
    </style:style>
    <style:style style:name="P14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normal" officeooo:rsid="00134789" officeooo:paragraph-rsid="00134789" style:font-size-asian="13pt" style:font-weight-asian="normal" style:font-size-complex="13pt" style:font-weight-complex="normal"/>
    </style:style>
    <style:style style:name="P15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21748c" officeooo:paragraph-rsid="0021748c" style:font-size-asian="13pt" style:font-weight-asian="bold" style:font-size-complex="13pt" style:font-weight-complex="bold"/>
    </style:style>
    <style:style style:name="P16" style:family="paragraph" style:parent-style-name="Preformatted_20_Text">
      <style:text-properties style:font-name="Liberation Serif" fo:font-size="13pt" style:text-underline-style="none" fo:font-weight="bold" officeooo:rsid="0021748c" officeooo:paragraph-rsid="0021748c" style:font-size-asian="13pt" style:font-weight-asian="bold" style:font-size-complex="13pt" style:font-weight-complex="bold"/>
    </style:style>
    <style:style style:name="P17" style:family="paragraph" style:parent-style-name="Preformatted_20_Text">
      <style:text-properties style:font-name="Liberation Serif" fo:font-size="13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082502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12d3e6"/>
    </style:style>
    <style:style style:name="P21" style:family="paragraph" style:parent-style-name="Preformatted_20_Text">
      <style:paragraph-properties fo:margin-top="0cm" fo:margin-bottom="0.499cm" loext:contextual-spacing="false"/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22" style:family="paragraph" style:parent-style-name="Preformatted_20_Text" style:list-style-name="L2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23" style:family="paragraph" style:parent-style-name="Preformatted_20_Text" style:list-style-name="L3">
      <style:text-properties officeooo:rsid="000dc6ce" officeooo:paragraph-rsid="000dc6ce"/>
    </style:style>
    <style:style style:name="P24" style:family="paragraph" style:parent-style-name="Preformatted_20_Text" style:list-style-name="L4">
      <style:text-properties style:font-name="Liberation Serif" fo:font-size="13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25" style:family="paragraph" style:parent-style-name="Preformatted_20_Text" style:list-style-name="L5">
      <style:text-properties style:font-name="monospace" fo:font-size="12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26" style:family="paragraph" style:parent-style-name="Preformatted_20_Text" style:list-style-name="L3">
      <style:paragraph-properties fo:margin-top="0cm" fo:margin-bottom="0.499cm" loext:contextual-spacing="false"/>
      <style:text-properties officeooo:paragraph-rsid="00082502"/>
    </style:style>
    <style:style style:name="P27" style:family="paragraph" style:parent-style-name="Text_20_body" style:list-style-name="L2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28" style:family="paragraph" style:parent-style-name="Text_20_body" style:list-style-name="L6">
      <style:text-properties fo:font-size="13pt" fo:font-weight="normal" officeooo:rsid="0021748c" officeooo:paragraph-rsid="0021748c" style:font-size-asian="13pt" style:font-weight-asian="normal" style:font-size-complex="13pt" style:font-weight-complex="normal"/>
    </style:style>
    <style:style style:name="P29" style:family="paragraph" style:parent-style-name="Text_20_body" style:list-style-name="L7">
      <style:text-properties fo:font-size="13pt" fo:font-weight="normal" officeooo:rsid="002fd3dc" officeooo:paragraph-rsid="002fd3dc" style:font-size-asian="13pt" style:font-weight-asian="normal" style:font-size-complex="13pt" style:font-weight-complex="normal"/>
    </style:style>
    <style:style style:name="P30" style:family="paragraph" style:parent-style-name="Text_20_body">
      <style:text-properties fo:font-size="13pt" fo:font-weight="normal" officeooo:rsid="00363ef2" officeooo:paragraph-rsid="00363ef2" style:font-size-asian="13pt" style:font-weight-asian="normal" style:font-size-complex="13pt" style:font-weight-complex="normal"/>
    </style:style>
    <style:style style:name="P31" style:family="paragraph" style:parent-style-name="Text_20_body" style:list-style-name="L3">
      <style:text-properties fo:font-size="13pt" fo:font-weight="bold" officeooo:rsid="000dc6ce" officeooo:paragraph-rsid="000dc6ce" style:font-size-asian="13pt" style:font-weight-asian="bold" style:font-size-complex="13pt" style:font-weight-complex="bold"/>
    </style:style>
    <style:style style:name="P32" style:family="paragraph" style:parent-style-name="Text_20_body" style:list-style-name="L3"/>
    <style:style style:name="P33" style:family="paragraph" style:parent-style-name="Text_20_body" style:list-style-name="L3">
      <style:text-properties officeooo:rsid="000dc6ce" officeooo:paragraph-rsid="000dc6ce"/>
    </style:style>
    <style:style style:name="P34" style:family="paragraph" style:parent-style-name="Standard" style:list-style-name="L1">
      <style:text-properties fo:font-size="12pt" fo:font-weight="normal" officeooo:rsid="0004e9fd" officeooo:paragraph-rsid="0004e9fd" style:font-size-asian="10.5pt" style:font-weight-asian="normal" style:font-size-complex="12pt" style:font-weight-complex="normal"/>
    </style:style>
    <style:style style:name="P35" style:family="paragraph" style:parent-style-name="Standard" style:list-style-name="L7">
      <style:text-properties officeooo:paragraph-rsid="002fd3dc"/>
    </style:style>
    <style:style style:name="P36" style:family="paragraph" style:parent-style-name="Standard" style:list-style-name="L7">
      <style:text-properties fo:font-size="13pt" fo:font-weight="normal" officeooo:rsid="002fd3dc" officeooo:paragraph-rsid="002fd3dc" style:font-size-asian="13pt" style:font-weight-asian="normal" style:font-size-complex="13pt" style:font-weight-complex="normal"/>
    </style:style>
    <style:style style:name="T1" style:family="text">
      <style:text-properties officeooo:rsid="00082502"/>
    </style:style>
    <style:style style:name="T2" style:family="text">
      <style:text-properties officeooo:rsid="000dc6c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d3e6" style:font-weight-asian="normal" style:font-weight-complex="normal"/>
    </style:style>
    <style:style style:name="T5" style:family="text">
      <style:text-properties fo:font-weight="normal" officeooo:rsid="00134789" style:font-weight-asian="normal" style:font-weight-complex="normal"/>
    </style:style>
    <style:style style:name="T6" style:family="text">
      <style:text-properties officeooo:rsid="0012d3e6"/>
    </style:style>
    <style:style style:name="T7" style:family="text">
      <style:text-properties officeooo:rsid="004382a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 compilation fro bbb :</text:p>
      <text:p text:style-name="P1"/>
      <text:list xml:id="list667034975104334643" text:style-name="L1">
        <text:list-item>
          <text:p text:style-name="P34">Download the linux latest source code .</text:p>
        </text:list-item>
        <text:list-item>
          <text:p text:style-name="P34">Download the toolchain for bbb </text:p>
        </text:list-item>
        <text:list-item>
          <text:p text:style-name="P34">configure kernel for bbb (default configure)</text:p>
          <text:list>
            <text:list-header>
              <text:p text:style-name="P34">make ARCH=arm CROSS_COMPILE=arm-linux-gnueabihf- omap2plus_defconfig</text:p>
            </text:list-header>
          </text:list>
        </text:list-item>
      </text:list>
      <text:p text:style-name="P3"><text:s/><text:tab/></text:p>
      <text:p text:style-name="P3">4. <text:s/>Cross-compile :</text:p>
      <text:p text:style-name="P3"><text:tab/>make ARCH=arm CROSS_COMPILE=arm-linux-gnueabihf- zImage dtbs</text:p>
      <text:p text:style-name="P4">Now we will get zimage in arch/arm/boot and am335x-boneblack.dtb in arch/arm/boot/dts</text:p>
      <text:p text:style-name="P4"/>
      <text:p text:style-name="P4"/>
      <text:p text:style-name="P2">Install tftp :</text:p>
      <text:list xml:id="list5940937479790007322" text:style-name="L2">
        <text:list-item>
          <text:p text:style-name="P22"><text:span text:style-name="Source_20_Text">sudo apt-get install xinetd tftpd tftp</text:span></text:p>
        </text:list-item>
      </text:list>
      <text:p text:style-name="P12"><text:span text:style-name="Source_20_Text"><text:tab/></text:span><text:span text:style-name="Source_20_Text"><text:span text:style-name="T6">or (sudo apt-get install tftpd-hpa)</text:span></text:span></text:p>
      <text:list xml:id="list111911026881240" text:continue-numbering="true" text:style-name="L2">
        <text:list-item>
          <text:p text:style-name="P27">Create /etc/xinetd.d/tftp and put this entry</text:p>
        </text:list-item>
      </text:list>
      <text:p text:style-name="Preformatted_20_Text"><text:span text:style-name="Source_20_Text">service tftp</text:span></text:p>
      <text:p text:style-name="Preformatted_20_Text"><text:span text:style-name="Source_20_Text">{</text:span></text:p>
      <text:p text:style-name="Preformatted_20_Text"><text:span text:style-name="Source_20_Text">protocol <text:s text:c="7"/>= udp</text:span></text:p>
      <text:p text:style-name="Preformatted_20_Text"><text:span text:style-name="Source_20_Text">port <text:s text:c="11"/>= 69</text:span></text:p>
      <text:p text:style-name="Preformatted_20_Text"><text:span text:style-name="Source_20_Text">socket_type <text:s text:c="4"/>= dgram</text:span></text:p>
      <text:p text:style-name="Preformatted_20_Text"><text:span text:style-name="Source_20_Text">wait <text:s text:c="11"/>= yes</text:span></text:p>
      <text:p text:style-name="Preformatted_20_Text"><text:span text:style-name="Source_20_Text">user <text:s text:c="11"/>= nobody</text:span></text:p>
      <text:p text:style-name="Preformatted_20_Text"><text:span text:style-name="Source_20_Text">server <text:s text:c="9"/>= /usr/sbin/in.tftpd</text:span></text:p>
      <text:p text:style-name="Preformatted_20_Text"><text:span text:style-name="Source_20_Text">server_args <text:s text:c="4"/>= /tftpboot</text:span></text:p>
      <text:p text:style-name="Preformatted_20_Text"><text:span text:style-name="Source_20_Text">disable <text:s text:c="8"/>= no</text:span></text:p>
      <text:p text:style-name="P18"><text:span text:style-name="Source_20_Text">}</text:span></text:p>
      <text:list xml:id="list111912268527058" text:continue-numbering="true" text:style-name="L2">
        <text:list-item>
          <text:p text:style-name="P27">Create a folder /tftpboot this should match whatever you gave in server_args. mostly it will be tftpboot</text:p>
        </text:list-item>
      </text:list>
      <text:p text:style-name="Preformatted_20_Text"><text:span text:style-name="Source_20_Text">sudo mkdir /tftpboot</text:span></text:p>
      <text:p text:style-name="Preformatted_20_Text"><text:span text:style-name="Source_20_Text">sudo chmod -R 777 /tftpboot</text:span></text:p>
      <text:p text:style-name="P18"><text:span text:style-name="Source_20_Text">sudo chown -R nobody /tftpboot</text:span></text:p>
      <text:list xml:id="list111912066305602" text:continue-numbering="true" text:style-name="L2">
        <text:list-item>
          <text:p text:style-name="P27">Restart the xinetd service.</text:p>
        </text:list-item>
      </text:list>
      <text:p text:style-name="Text_20_body">newer systems:</text:p>
      <text:p text:style-name="P19"><text:span text:style-name="Source_20_Text">sudo service xinetd restart</text:span></text:p>
      <text:p text:style-name="P20"><text:span text:style-name="Source_20_Text"><text:span text:style-name="T6">sudo /etc/init.d/tftpd-hpa restart</text:span></text:span></text:p>
      <text:p text:style-name="P21">Testing our tftp server :</text:p>
      <text:list xml:id="list2154063101375354883" text:style-name="L3">
        <text:list-item>
          <text:p text:style-name="P26">Create a file named test with some content in /tftpboot path of the tftp server</text:p>
        </text:list-item>
        <text:list-item>
          <text:p text:style-name="P32">Obtain the ip address of the tftp server <text:span text:style-name="T2">(host)</text:span> using ifconfig comman<text:span text:style-name="T1">d</text:span></text:p>
        </text:list-item>
        <text:list-item>
          <text:p text:style-name="P33">tftp &lt;host ip_addr&gt;</text:p>
        </text:list-item>
        <text:list-item>
          <text:p text:style-name="P23"><text:span text:style-name="Source_20_Text">tftp 192.168.4.132</text:span></text:p>
        </text:list-item>
      </text:list>
      <text:p text:style-name="Preformatted_20_Text"><text:span text:style-name="Source_20_Text"><text:tab/>tftp&gt; get test</text:span></text:p>
      <text:p text:style-name="Preformatted_20_Text"><text:span text:style-name="Source_20_Text"><text:tab/>Sent 159 bytes in 0.0 seconds</text:span></text:p>
      <text:p text:style-name="Preformatted_20_Text"/>
      <text:p text:style-name="Preformatted_20_Text"><text:soft-page-break/><text:span text:style-name="Source_20_Text"><text:tab/>tftp&gt; quit</text:span></text:p>
      <text:p text:style-name="Preformatted_20_Text"/>
      <text:p text:style-name="P18"><text:span text:style-name="Source_20_Text"><text:tab/>cat test</text:span></text:p>
      <text:list xml:id="list111912424610859" text:continue-numbering="true" text:style-name="L3">
        <text:list-header>
          <text:p text:style-name="P31">Booting with tftp :</text:p>
        </text:list-header>
      </text:list>
      <text:p text:style-name="P5"><text:s text:c="8"/><text:span text:style-name="T4">copy your zImage and am335x-boneblack.dtb to your /tftboot in your host sysytem</text:span></text:p>
      <text:p text:style-name="P6"><text:span text:style-name="T5">1.</text:span><text:span text:style-name="T3">sudo minicom -s</text:span></text:p>
      <text:p text:style-name="P6"><text:span text:style-name="T3">set </text:span><text:span text:style-name="T5">HARDWARE_FLOW_CONTROL : NO (for keyboard to work)</text:span></text:p>
      <text:p text:style-name="P9">2.reboot your bbb and press contineusly space key to stop at uboot</text:p>
      <text:p text:style-name="P9">setenv serverip &lt;host_ip_addr&gt;</text:p>
      <text:p text:style-name="P9">setenv ipaddr <text:s text:c="2"/>&lt;board_ip_addr&gt;</text:p>
      <text:p text:style-name="P9">tftp <text:s/>0x82000000 zImage</text:p>
      <text:p text:style-name="P9">tftp <text:s/>0x82008000 <text:s/>am335x-boneblack.dtb</text:p>
      <text:p text:style-name="P13">setenv bootargs console=ttyO0,115200n8 root=/dev/mmcblk0p2 ro rootfstype=ext4 rootwait</text:p>
      <text:p text:style-name="P13">boot</text:p>
      <text:p text:style-name="P13"/>
      <text:p text:style-name="P14">Note :</text:p>
      <text:p text:style-name="P13">root=/dev/mmcblk0p2 <text:s/>- it is the existing path for mmc. We can give our own sdcard rootfs path or nfs also.</text:p>
      <text:p text:style-name="P13"/>
      <text:p text:style-name="P13"/>
      <text:p text:style-name="P13"/>
      <text:p text:style-name="P15">NFS BOOTING :</text:p>
      <text:p text:style-name="P17"/>
      <text:p text:style-name="P16">Download 32bit armhf rootfs from below ;</text:p>
      <text:p text:style-name="P17">link : https://blog.lazy-evaluation.net/posts/linux/debian-armhf-bootstrap.html</text:p>
      <text:list xml:id="list420201990103649362" text:style-name="L4">
        <text:list-item>
          <text:p text:style-name="P24">sudo apt-get install debootstrap</text:p>
        </text:list-item>
        <text:list-item>
          <text:p text:style-name="P24">sudo debootstrap --foreign --arch=armhf <text:span text:style-name="T7">jessie</text:span> jessie-armhf</text:p>
        </text:list-item>
        <text:list-item>
          <text:p text:style-name="P24">sudo apt-get install qemu-user-static</text:p>
        </text:list-item>
        <text:list-item>
          <text:p text:style-name="P24">sudo cp /usr/bin/qemu-arm-static jessie-armhf/usr/bin/</text:p>
        </text:list-item>
        <text:list-item>
          <text:p text:style-name="P24">sudo cp /etc/resolv.conf jessie-armhf/etc/</text:p>
        </text:list-item>
        <text:list-item>
          <text:p text:style-name="P24">sudo chroot jessie-armhf/</text:p>
        </text:list-item>
        <text:list-item>
          <text:p text:style-name="P24">/debootstrap/debootstrap --second-stage</text:p>
        </text:list-item>
        <text:list-item>
          <text:p text:style-name="P24">passwd -d root</text:p>
        </text:list-item>
      </text:list>
      <text:p text:style-name="P17"/>
      <text:p text:style-name="P16">INSTALL NFS_SERVER:</text:p>
      <text:list xml:id="list11390305020599692" text:style-name="L5">
        <text:list-item>
          <text:p text:style-name="P25">$ sudo apt-get install portmap nfs-kernel-server</text:p>
        </text:list-item>
        <text:list-item>
          <text:p text:style-name="P25">$ sudo gedit /etc/exports</text:p>
          <text:p text:style-name="P25">ex: /home/mahannee/rootfs/jessie-armhf *(rw,sync,no_subtree_check,no_root_squash)</text:p>
        </text:list-item>
        <text:list-item>
          <text:p text:style-name="P25">$ sudo exportfs -ra</text:p>
        </text:list-item>
        <text:list-item>
          <text:p text:style-name="P25">$ sudo /etc/init.d/nfs-kernel-server restart</text:p>
        </text:list-item>
      </text:list>
      <text:p text:style-name="P9"/>
      <text:p text:style-name="P7"><text:soft-page-break/>BOOTING-ON_BOARD:</text:p>
      <text:p text:style-name="P10">Press space key to stop at ubbot level ,then follow the commands</text:p>
      <text:list xml:id="list2455878705143494397" text:style-name="L6">
        <text:list-item>
          <text:p text:style-name="P28">setenv serverip 192.168.4.132 (HOST IP_ADDR)</text:p>
        </text:list-item>
        <text:list-item>
          <text:p text:style-name="P28">setenv ipaddr 192.168.4.121 <text:s/>(TARGET )</text:p>
        </text:list-item>
        <text:list-item>
          <text:p text:style-name="P28">setenv bootcmd 'tftp 0x81000000 zImage; tftp 0x82000000 am335x-boneblack.dtb; bootz 0x81000000 – 0x82000000'</text:p>
        </text:list-item>
        <text:list-item>
          <text:p text:style-name="P28">setenv bootargs console=ttyO0,115200 root=/dev/nfs nfsroot=192.168.4.132:/home/mahannee/rootfs/jessie-armhf rw rootwait ip=192.168.4.121</text:p>
        </text:list-item>
        <text:list-item>
          <text:p text:style-name="P28">boot</text:p>
        </text:list-item>
      </text:list>
      <text:p text:style-name="P10"/>
      <text:p text:style-name="P8">SD_CARD_BOOTING:</text:p>
      <text:p text:style-name="P11">Make sd_card partition :</text:p>
      <text:list xml:id="list4571416532268710386" text:style-name="L7">
        <text:list-item>
          <text:p text:style-name="P29">sudo fdisk /dev/sdx</text:p>
        </text:list-item>
        <text:list-item>
          <text:p text:style-name="P29">press n</text:p>
        </text:list-item>
        <text:list-item>
          <text:p text:style-name="P29">press p</text:p>
        </text:list-item>
        <text:list-item>
          <text:p text:style-name="P29">press 1</text:p>
        </text:list-item>
        <text:list-item>
          <text:p text:style-name="P29">press enter</text:p>
        </text:list-item>
        <text:list-item>
          <text:p text:style-name="P29">press +100M</text:p>
        </text:list-item>
        <text:list-item>
          <text:p text:style-name="P29">press n</text:p>
        </text:list-item>
        <text:list-item>
          <text:p text:style-name="P29">press 2</text:p>
        </text:list-item>
        <text:list-item>
          <text:p text:style-name="P29">press enter</text:p>
        </text:list-item>
        <text:list-item>
          <text:p text:style-name="P29">press enter</text:p>
        </text:list-item>
        <text:list-item>
          <text:p text:style-name="P29">press t</text:p>
        </text:list-item>
        <text:list-item>
          <text:p text:style-name="P29">press 1</text:p>
        </text:list-item>
        <text:list-item>
          <text:p text:style-name="P29">press L(list opf file system ,then choose your file system)</text:p>
        </text:list-item>
        <text:list-item>
          <text:p text:style-name="P29">press c(FAT32)</text:p>
        </text:list-item>
        <text:list-item>
          <text:p text:style-name="P29">press a (bootable)</text:p>
        </text:list-item>
        <text:list-item>
          <text:p text:style-name="P29">press 1</text:p>
        </text:list-item>
        <text:list-item>
          <text:p text:style-name="P29"><text:soft-page-break/>press w</text:p>
        </text:list-item>
        <text:list-item>
          <text:p text:style-name="P29">mkfs.ext4 /dev/sdb2</text:p>
        </text:list-item>
        <text:list-item>
          <text:p text:style-name="P29">mkdir /mnt/{boot,root}</text:p>
        </text:list-item>
        <text:list-item>
          <text:p text:style-name="P29">sudo mount /dev/sdb1 /mnt/boot</text:p>
        </text:list-item>
        <text:list-item>
          <text:p text:style-name="P29">sudo mount /dev/sdb2 /mnt/root</text:p>
        </text:list-item>
        <text:list-item>
          <text:p text:style-name="P29">sudo cp zImage am335x-boneblack.dtb /mnt/boot</text:p>
        </text:list-item>
        <text:list-item>
          <text:p text:style-name="P29">cd &lt;your own rootfs&gt; </text:p>
        </text:list-item>
        <text:list-item>
          <text:p text:style-name="P29">sudo cp -r * /mnt/root</text:p>
        </text:list-item>
        <text:list-item>
          <text:p text:style-name="P29">sudo umount /mnt</text:p>
          <text:p text:style-name="P29">remove the sd card and insert to bbb board</text:p>
          <text:p text:style-name="P29">open minicom and give supply and press space to aboart from autoboot</text:p>
        </text:list-item>
        <text:list-item>
          <text:p text:style-name="P36">setenv bootcmd "fatload mmc 0:1 0x80200000 zImage;fatload mmc 0:1 0x80f00000 am335x-boneblack.dtb;bootz 0x80200000 – 0x80f00000"</text:p>
        </text:list-item>
        <text:list-item>
          <text:p text:style-name="P35">setenv bootargs "console=ttyO0,115200 root=/dev/mmcblk0p2 rootwait rw ip=10.0.6.2 ; run mmcboot"</text:p>
        </text:list-item>
        <text:list-item>
          <text:p text:style-name="P29">boot</text:p>
        </text:list-item>
      </text:list>
      <text:p text:style-name="P30">root@VTA076L:~# mount</text:p>
      <text:p text:style-name="P30">it will show you where are you booting from .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41:18.965657775</meta:creation-date>
    <dc:date>2019-05-24T11:19:10.842028700</dc:date>
    <meta:editing-duration>PT3H49M3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573" meta:character-count="3873" meta:non-whitespace-character-count="3379"/>
  </office:meta>
</office:document-meta>
</file>